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e5aee" officeooo:paragraph-rsid="001e5aee"/>
    </style:style>
    <style:style style:name="P2" style:family="paragraph" style:parent-style-name="Text_20_body">
      <style:text-properties style:font-name="Times New Roman1" fo:font-size="14pt" officeooo:rsid="00207016" officeooo:paragraph-rsid="0021aca7"/>
    </style:style>
    <style:style style:name="P3" style:family="paragraph" style:parent-style-name="Text_20_body">
      <style:text-properties officeooo:rsid="001c9b03" officeooo:paragraph-rsid="0021aca7"/>
    </style:style>
    <style:style style:name="P4" style:family="paragraph" style:parent-style-name="Text_20_body">
      <style:text-properties officeooo:rsid="0024d083" officeooo:paragraph-rsid="0024d083"/>
    </style:style>
    <style:style style:name="P5" style:family="paragraph" style:parent-style-name="Text_20_body">
      <style:text-properties officeooo:rsid="0026cce3" officeooo:paragraph-rsid="0026cce3"/>
    </style:style>
    <style:style style:name="P6" style:family="paragraph" style:parent-style-name="Text_20_body">
      <style:text-properties officeooo:rsid="0028e4e6" officeooo:paragraph-rsid="0028e4e6"/>
    </style:style>
    <style:style style:name="P7" style:family="paragraph" style:parent-style-name="Text_20_body">
      <style:text-properties officeooo:rsid="002a28bf" officeooo:paragraph-rsid="002a28bf"/>
    </style:style>
    <style:style style:name="P8" style:family="paragraph" style:parent-style-name="Text_20_body">
      <style:text-properties officeooo:paragraph-rsid="002a28bf"/>
    </style:style>
    <style:style style:name="P9" style:family="paragraph" style:parent-style-name="Text_20_body">
      <style:text-properties officeooo:rsid="002b081d" officeooo:paragraph-rsid="002b081d"/>
    </style:style>
    <style:style style:name="P10" style:family="paragraph" style:parent-style-name="Text_20_body">
      <style:text-properties officeooo:rsid="002bc3e3" officeooo:paragraph-rsid="002bc3e3"/>
    </style:style>
    <style:style style:name="P11" style:family="paragraph" style:parent-style-name="Text_20_body">
      <style:text-properties officeooo:rsid="002bc3e3" officeooo:paragraph-rsid="002eb22f"/>
    </style:style>
    <style:style style:name="P12" style:family="paragraph" style:parent-style-name="Text_20_body">
      <style:text-properties officeooo:paragraph-rsid="002bc3e3"/>
    </style:style>
    <style:style style:name="P13" style:family="paragraph" style:parent-style-name="Text_20_body">
      <style:text-properties fo:font-style="italic" officeooo:rsid="002bc3e3" officeooo:paragraph-rsid="002bc3e3" style:font-style-asian="italic" style:font-style-complex="italic"/>
    </style:style>
    <style:style style:name="P14" style:family="paragraph" style:parent-style-name="Text_20_body">
      <style:text-properties fo:font-style="italic" officeooo:rsid="002bc3e3" officeooo:paragraph-rsid="002eb22f" style:font-style-asian="italic" style:font-style-complex="italic"/>
    </style:style>
    <style:style style:name="P15" style:family="paragraph" style:parent-style-name="Text_20_body">
      <style:text-properties fo:font-style="italic" officeooo:rsid="0031062f" officeooo:paragraph-rsid="0031062f" style:font-style-asian="italic" style:font-style-complex="italic"/>
    </style:style>
    <style:style style:name="P16" style:family="paragraph" style:parent-style-name="Text_20_body">
      <style:text-properties officeooo:rsid="003308bb" officeooo:paragraph-rsid="003308bb"/>
    </style:style>
    <style:style style:name="P17" style:family="paragraph" style:parent-style-name="Text_20_body">
      <style:text-properties officeooo:paragraph-rsid="003308bb"/>
    </style:style>
    <style:style style:name="P18" style:family="paragraph" style:parent-style-name="Title">
      <style:text-properties style:font-name="Times New Roman2" fo:font-size="28pt" fo:font-weight="bold" officeooo:rsid="001e5aee" officeooo:paragraph-rsid="001e5aee" style:font-name-asian="Microsoft YaHei" style:font-size-asian="28pt" style:font-weight-asian="bold" style:font-name-complex="Arial" style:font-size-complex="28pt" style:font-weight-complex="bold"/>
    </style:style>
    <style:style style:name="P19" style:family="paragraph" style:parent-style-name="Heading_20_1">
      <style:text-properties officeooo:rsid="001e5aee" officeooo:paragraph-rsid="001e5aee"/>
    </style:style>
    <style:style style:name="P20" style:family="paragraph" style:parent-style-name="Heading_20_1">
      <style:text-properties officeooo:rsid="0021aca7" officeooo:paragraph-rsid="0021aca7"/>
    </style:style>
    <style:style style:name="P21" style:family="paragraph" style:parent-style-name="Heading_20_1">
      <style:text-properties officeooo:rsid="0021d3f4" officeooo:paragraph-rsid="0021d3f4"/>
    </style:style>
    <style:style style:name="P22" style:family="paragraph" style:parent-style-name="Heading_20_1">
      <style:text-properties officeooo:rsid="002a28bf" officeooo:paragraph-rsid="002a28bf"/>
    </style:style>
    <style:style style:name="P23" style:family="paragraph" style:parent-style-name="Heading_20_1">
      <style:paragraph-properties fo:break-before="page"/>
      <style:text-properties officeooo:rsid="0021aca7" officeooo:paragraph-rsid="0021aca7"/>
    </style:style>
    <style:style style:name="P24" style:family="paragraph" style:parent-style-name="Heading_20_2">
      <style:text-properties officeooo:rsid="001ba6dd" officeooo:paragraph-rsid="0021aca7"/>
    </style:style>
    <style:style style:name="P25" style:family="paragraph" style:parent-style-name="Heading_20_2">
      <style:text-properties officeooo:paragraph-rsid="0021aca7"/>
    </style:style>
    <style:style style:name="P26" style:family="paragraph" style:parent-style-name="Heading_20_2">
      <style:text-properties officeooo:rsid="002bc3e3" officeooo:paragraph-rsid="002bc3e3"/>
    </style:style>
    <style:style style:name="P27" style:family="paragraph" style:parent-style-name="Heading_20_2">
      <style:text-properties style:font-name="Times New Roman" fo:font-size="16.1000003814697pt" fo:font-style="italic" fo:font-weight="bold" officeooo:rsid="0031062f" officeooo:paragraph-rsid="0031062f" style:font-name-asian="Microsoft YaHei" style:font-size-asian="16.1000003814697pt" style:font-weight-asian="bold" style:font-name-complex="Arial" style:font-size-complex="16.1000003814697pt" style:font-weight-complex="bold"/>
    </style:style>
    <style:style style:name="P28" style:family="paragraph" style:parent-style-name="Heading_20_2">
      <style:paragraph-properties fo:break-before="page"/>
      <style:text-properties fo:font-style="italic" fo:font-weight="bold" style:font-style-asian="italic" style:font-weight-asian="bold" style:font-style-complex="italic" style:font-weight-complex="bold"/>
    </style:style>
    <style:style style:name="P29" style:family="paragraph" style:parent-style-name="Text_20_body" style:list-style-name="L1">
      <style:text-properties style:font-name="Times New Roman" fo:font-size="14pt" fo:font-weight="normal" officeooo:rsid="0024d083" officeooo:paragraph-rsid="0024d083" style:font-name-asian="Microsoft YaHei" style:font-size-asian="14pt" style:font-weight-asian="normal" style:font-name-complex="Arial" style:font-size-complex="14pt" style:font-weight-complex="normal"/>
    </style:style>
    <style:style style:name="P30" style:family="paragraph" style:parent-style-name="Text_20_body" style:list-style-name="L2">
      <style:text-properties officeooo:rsid="0028e4e6" officeooo:paragraph-rsid="0028e4e6"/>
    </style:style>
    <style:style style:name="P31" style:family="paragraph" style:parent-style-name="Text_20_body" style:list-style-name="L2">
      <style:text-properties officeooo:rsid="002a28bf" officeooo:paragraph-rsid="002a28bf"/>
    </style:style>
    <style:style style:name="P32" style:family="paragraph" style:parent-style-name="Text_20_body" style:list-style-name="L3">
      <style:text-properties officeooo:rsid="002b081d" officeooo:paragraph-rsid="002b081d"/>
    </style:style>
    <style:style style:name="P33" style:family="paragraph" style:parent-style-name="Text_20_body" style:list-style-name="L4">
      <style:text-properties officeooo:rsid="002b081d" officeooo:paragraph-rsid="002b081d"/>
    </style:style>
    <style:style style:name="P34" style:family="paragraph" style:parent-style-name="Text_20_body" style:list-style-name="L4">
      <style:text-properties officeooo:rsid="002bc3e3" officeooo:paragraph-rsid="002bc3e3"/>
    </style:style>
    <style:style style:name="P35" style:family="paragraph" style:parent-style-name="Text_20_body">
      <style:text-properties fo:font-style="normal" officeooo:rsid="002eb22f" officeooo:paragraph-rsid="002bc3e3" style:font-style-asian="normal" style:font-style-complex="normal"/>
    </style:style>
    <style:style style:name="T1" style:family="text">
      <style:text-properties officeooo:rsid="002012e8"/>
    </style:style>
    <style:style style:name="T2" style:family="text">
      <style:text-properties style:font-name="Times New Roman" fo:font-size="18.2000007629395pt" fo:font-weight="bold" style:font-name-asian="Microsoft YaHei" style:font-size-asian="18.2000007629395pt" style:font-weight-asian="bold" style:font-name-complex="Arial" style:font-size-complex="18.2000007629395pt" style:font-weight-complex="bold"/>
    </style:style>
    <style:style style:name="T3" style:family="text">
      <style:text-properties style:font-name="Times New Roman" fo:font-size="18.2000007629395pt" fo:font-weight="bold" officeooo:rsid="0021aca7" style:font-name-asian="Microsoft YaHei" style:font-size-asian="18.2000007629395pt" style:font-weight-asian="bold" style:font-name-complex="Arial" style:font-size-complex="18.2000007629395pt" style:font-weight-complex="bold"/>
    </style:style>
    <style:style style:name="T4" style:family="text">
      <style:text-properties officeooo:rsid="00207016"/>
    </style:style>
    <style:style style:name="T5" style:family="text">
      <style:text-properties officeooo:rsid="00249cbf"/>
    </style:style>
    <style:style style:name="T6" style:family="text">
      <style:text-properties officeooo:rsid="0024d083"/>
    </style:style>
    <style:style style:name="T7" style:family="text">
      <style:text-properties style:font-name="Times New Roman1" fo:font-size="14pt"/>
    </style:style>
    <style:style style:name="T8" style:family="text">
      <style:text-properties style:font-name="Times New Roman1" fo:font-size="14pt" officeooo:rsid="0026cce3"/>
    </style:style>
    <style:style style:name="T9" style:family="text">
      <style:text-properties style:font-name="Times New Roman1" fo:font-size="14pt" officeooo:rsid="0027dda2"/>
    </style:style>
    <style:style style:name="T10" style:family="text">
      <style:text-properties style:font-name="Times New Roman1" fo:font-size="14pt" officeooo:rsid="002a28bf"/>
    </style:style>
    <style:style style:name="T11" style:family="text">
      <style:text-properties style:font-name="Times New Roman1" fo:font-size="14pt" fo:font-style="italic" fo:font-weight="normal" style:font-style-asian="italic" style:font-weight-asian="normal" style:font-style-complex="italic" style:font-weight-complex="normal"/>
    </style:style>
    <style:style style:name="T12" style:family="text">
      <style:text-properties style:font-name="Times New Roman1" fo:font-size="14pt" officeooo:rsid="002bc3e3"/>
    </style:style>
    <style:style style:name="T13" style:family="text">
      <style:text-properties style:font-name="Times New Roman1" fo:font-size="14pt" fo:font-style="normal" officeooo:rsid="002cc391" style:font-style-asian="normal" style:font-style-complex="normal"/>
    </style:style>
    <style:style style:name="T14" style:family="text">
      <style:text-properties style:font-name="Times New Roman1" fo:font-size="14pt" fo:font-style="normal" officeooo:rsid="002eb22f" style:font-style-asian="normal" style:font-style-complex="normal"/>
    </style:style>
    <style:style style:name="T15" style:family="text">
      <style:text-properties style:font-name="Times New Roman1" fo:font-size="14pt" fo:font-style="normal" officeooo:rsid="00300d03" style:font-style-asian="normal" style:font-style-complex="normal"/>
    </style:style>
    <style:style style:name="T16" style:family="text">
      <style:text-properties style:font-name="Times New Roman1" fo:font-size="14pt" fo:font-style="normal" officeooo:rsid="003308bb" style:font-style-asian="normal" style:font-style-complex="normal"/>
    </style:style>
    <style:style style:name="T17" style:family="text">
      <style:text-properties style:font-name="Times New Roman1" fo:font-size="14pt" officeooo:rsid="0031062f"/>
    </style:style>
    <style:style style:name="T18" style:family="text">
      <style:text-properties officeooo:rsid="002a28bf"/>
    </style:style>
    <style:style style:name="T19" style:family="text">
      <style:text-properties officeooo:rsid="002b081d"/>
    </style:style>
    <style:style style:name="T20" style:family="text">
      <style:text-properties fo:font-style="italic" style:font-style-asian="italic" style:font-style-complex="italic"/>
    </style:style>
    <style:style style:name="T21" style:family="text">
      <style:text-properties fo:font-style="italic" officeooo:rsid="002bc3e3"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officeooo:rsid="002bc3e3"/>
    </style:style>
    <style:style style:name="T25" style:family="text">
      <style:text-properties fo:font-style="normal" style:font-style-asian="normal" style:font-style-complex="normal"/>
    </style:style>
    <style:style style:name="T26" style:family="text">
      <style:text-properties fo:font-style="normal" officeooo:rsid="002eb22f" style:font-style-asian="normal" style:font-style-complex="normal"/>
    </style:style>
    <style:style style:name="T27" style:family="text">
      <style:text-properties fo:font-style="normal" officeooo:rsid="0031062f"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3308bb" style:font-style-asian="normal" style:font-weight-asian="normal" style:font-style-complex="normal" style:font-weight-complex="normal"/>
    </style:style>
    <style:style style:name="T30" style:family="text">
      <style:text-properties fo:font-style="normal" fo:font-weight="normal" officeooo:rsid="0035705c" style:font-style-asian="normal" style:font-weight-asian="normal" style:font-style-complex="normal" style:font-weight-complex="normal"/>
    </style:style>
    <style:style style:name="T31" style:family="text">
      <style:text-properties officeooo:rsid="003121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rackr</text:p>
      <text:h text:style-name="P19" text:outline-level="1">E<text:span text:style-name="T3">XECUTIVE SUMMARY</text:span></text:h>
      <text:p text:style-name="P1">We live in a technology world of technology that is both a curse and blessing. Sadly enough, people are connected than ever, but feel less connected at the same time.</text:p>
      <text:p text:style-name="P1">Trackr <text:span text:style-name="T1">is a unique </text:span><text:span text:style-name="T5">freemium</text:span><text:span text:style-name="T1"> tracker that provides </text:span><text:span text:style-name="T6">an effective way on how to manage your time wisely.</text:span></text:p>
      <text:p text:style-name="P4">Trackr is not your typical tracker where you can only use it as a self-tracking device. <text:span text:style-name="T7">It</text:span> <text:span text:style-name="T8">is an extension of one’s life to effectively manage our time </text:span><text:span text:style-name="T9">to our own rhythm</text:span>.</text:p>
      <text:h text:style-name="P20" text:outline-level="1">P<text:span text:style-name="T2">RODUCTS AND SERVICES</text:span></text:h>
      <text:list xml:id="list1273674370" text:style-name="L1">
        <text:list-item>
          <text:p text:style-name="P29">Mood tracker with integrated diary</text:p>
        </text:list-item>
        <text:list-item>
          <text:p text:style-name="P29">Financial tracker</text:p>
        </text:list-item>
        <text:list-item>
          <text:p text:style-name="P29">To-do list</text:p>
        </text:list-item>
        <text:list-item>
          <text:p text:style-name="P29">Scheduler</text:p>
        </text:list-item>
      </text:list>
      <text:h text:style-name="Heading_20_1" text:outline-level="1">MISSION</text:h>
      <text:p text:style-name="P5">Trackr’s mission is to provide a rather friendly and useful application that people can use to <text:span text:style-name="T7">manage</text:span> their lives <text:span text:style-name="T7">more efficiently and effectively, to not lose time and rather spend it wisely.</text:span></text:p>
      <text:h text:style-name="P20" text:outline-level="1">VISION</text:h>
      <text:p text:style-name="P4">We want the world to be more social. We live in a busy world that loses the personal touch of human connection, so we thrive to create a tool to help people manage their time and spend it wisely with the things and people they love. Life is too short to be too busy.</text:p>
      <text:h text:style-name="P20" text:outline-level="1">COMPETITION</text:h>
      <text:list xml:id="list3833799448" text:style-name="L2">
        <text:list-item>
          <text:p text:style-name="P30">Our biggest competitors are the paper based mood trackers and agendas.</text:p>
        </text:list-item>
        <text:list-item>
          <text:p text:style-name="P31">Single functional applications</text:p>
        </text:list-item>
      </text:list>
      <text:h text:style-name="P23" text:outline-level="1">COMPETITIVE ADVANTAGE</text:h>
      <text:p text:style-name="P6">We live in a technological world <text:span text:style-name="T18">where a mobile phone is an essential and an extension of our lives. Comparing to our biggest competitors which are mostly paper based, our application has a lot of potential to integrate in our daily lives. Not only it is </text:span><text:span text:style-name="T10">easily portable, you can always use it knowing it is on your phone.</text:span><text:span text:style-name="T18"> </text:span></text:p>
      <text:h text:style-name="Heading_20_1" text:outline-level="1">SWOT ANALYSIS</text:h>
      <text:h text:style-name="P24" text:outline-level="2">A. Strengths</text:h>
      <text:p text:style-name="P3">Trackr is an application which offers a lot of utilities <text:span text:style-name="T4">and functionalities</text:span> that are need<text:span text:style-name="T4">ed</text:span> for our daily necessities.</text:p>
      <text:h text:style-name="P25" text:outline-level="2">B. Weaknesses</text:h>
      <text:p text:style-name="P2">There are a lot of well known application that only focuses on one thing.</text:p>
      <text:h text:style-name="P25" text:outline-level="2">C. Opportunities</text:h>
      <text:p text:style-name="P2">Having the application means that no more managing too many applications.</text:p>
      <text:h text:style-name="Heading_20_2" text:outline-level="2">D. Threats</text:h>
      <text:p text:style-name="P2">A lot of different competitors on different fields of the application are prevalent. While having a lot of functionalities, the application is a jack of all trades, master of none.</text:p>
      <text:h text:style-name="P21" text:outline-level="1">BUYER PERSONA</text:h>
      <text:p text:style-name="P7">Trackr’s customer can be broken down into two <text:span text:style-name="T19">groups, busy professionals and students and your every day consumers. The former are smaller than the latter by the fact that the former can and will utilize the application to its maximum potential while the latter can use the application base on their own needs.</text:span></text:p>
      <text:p text:style-name="P9">The larger group of everyday consumers consists of:</text:p>
      <text:list xml:id="list769586270" text:style-name="L3">
        <text:list-item>
          <text:p text:style-name="P32"><text:span text:style-name="T20">Age:</text:span> 16-60. People tends to be the busiest.</text:p>
        </text:list-item>
        <text:list-item>
          <text:p text:style-name="P32"><text:span text:style-name="T20">Marital Status:</text:span> Single to Widowed</text:p>
        </text:list-item>
        <text:list-item>
          <text:p text:style-name="P32"><text:span text:style-name="T20">Area of living:</text:span> Anywhere in the world</text:p>
        </text:list-item>
        <text:list-item>
          <text:p text:style-name="P32">Women tend to use the application more than men due to their motherly nature.</text:p>
          <text:p text:style-name="P32"/>
        </text:list-item>
      </text:list>
      <text:h text:style-name="P21" text:outline-level="1"><text:soft-page-break/>MARKETING OBJECTIVES</text:h>
      <text:list xml:id="list2004086151" text:style-name="L4">
        <text:list-item>
          <text:p text:style-name="P33"><text:span text:style-name="T20">Develop strong brand awareness:</text:span> Invite a friend promotion. <text:span text:style-name="T24">Local news feature.</text:span></text:p>
        </text:list-item>
        <text:list-item>
          <text:p text:style-name="P33"><text:span text:style-name="T20">Create brand loyalty:</text:span> B<text:span text:style-name="T7">e a go to application in which people use on their daily lives.</text:span></text:p>
        </text:list-item>
        <text:list-item>
          <text:p text:style-name="P34"><text:span text:style-name="T11">Increase in sales and decrease in marketing expenses:</text:span><text:span text:style-name="T7"> Holiday promotions, Student / enterprise promotion</text:span></text:p>
        </text:list-item>
      </text:list>
      <text:h text:style-name="P22" text:outline-level="1">MARKETING BUDGET</text:h>
      <text:p text:style-name="P8">I calculated that the business will need to make at least <text:span text:style-name="T12">50.0</text:span>00<text:span text:style-name="T24">€</text:span> a month in revenue to reach the break-even point. The first two months will be used to set up the physical location, hire personnel, <text:span text:style-name="T12">rent servers</text:span> and obtain a <text:span text:style-name="T24">patented license</text:span>. Business during the second month will be understandably slow as a steady customer base takes time to build. This is the stage where the majority of our marketing budget will go.</text:p>
      <text:h text:style-name="P26" text:outline-level="2">Development Schedule</text:h>
      <text:p text:style-name="P10"><text:span text:style-name="T20">What:</text:span><text:span text:style-name="T25"> Marketing campaign </text:span><text:span text:style-name="T26">and Social Media campaign</text:span></text:p>
      <text:p text:style-name="P13">Who: <text:span text:style-name="T13">Lon</text:span><text:span text:style-name="T14">g</text:span><text:span text:style-name="T13">jie</text:span></text:p>
      <text:p text:style-name="P10"><text:span text:style-name="T20">Objectives</text:span><text:span text:style-name="T25">: Marketing, </text:span><text:span text:style-name="T26">Socials</text:span></text:p>
      <text:p text:style-name="P10"><text:span text:style-name="T20">Budget:</text:span><text:span text:style-name="T25"> </text:span><text:span text:style-name="T15">20</text:span><text:span text:style-name="T26">.000€</text:span></text:p>
      <text:p text:style-name="P35"/>
      <text:p text:style-name="P11"><text:span text:style-name="T20">What:</text:span><text:span text:style-name="T25"> </text:span><text:span text:style-name="T14">Sales research</text:span></text:p>
      <text:p text:style-name="P14">Who: <text:span text:style-name="T14">Sophia</text:span></text:p>
      <text:p text:style-name="P11"><text:span text:style-name="T20">Objectives</text:span><text:span text:style-name="T25">: </text:span><text:span text:style-name="T14">Sales</text:span></text:p>
      <text:p text:style-name="P11"><text:span text:style-name="T20">Budget:</text:span><text:span text:style-name="T25"> </text:span><text:span text:style-name="T26">10.000€</text:span></text:p>
      <text:p text:style-name="P35"/>
      <text:h text:style-name="P27" text:outline-level="2">Marketing Mix</text:h>
      <text:p text:style-name="P12"><text:span text:style-name="T21">Product: </text:span>Mood tracker with integrated diary, Financial tracker, To-do list, <text:span text:style-name="T24">S</text:span>cheduler</text:p>
      <text:p text:style-name="P10"><text:span text:style-name="T20">Price:</text:span> Free, single purchase: 9.99€, promotional prices: 4.99€</text:p>
      <text:p text:style-name="P15">Distribution: <text:span text:style-name="T25">App Store, Play Store and Official Website</text:span></text:p>
      <text:p text:style-name="P13"><text:span text:style-name="T17">Promotion</text:span>: <text:span text:style-name="T27">Social </text:span><text:span text:style-name="T16">media</text:span></text:p>
      <text:h text:style-name="P28" text:outline-level="2"><text:span text:style-name="T31">S</text:span>ocial media</text:h>
      <text:p text:style-name="P16"><text:span text:style-name="T23">Instagram:</text:span><text:span text:style-name="T22"> </text:span><text:span text:style-name="T28">Purchase of sponsored ads targeting our specified list of interests. Influencer posts. Heavy use of hashtag promotion.</text:span></text:p>
      <text:p text:style-name="P16"><text:span text:style-name="T23">Facebook ads:</text:span><text:span text:style-name="T28"> Purchase of sponsored ads targeting our specified list of interests. Influencer posts. Heavy use of hashtag promotion.</text:span></text:p>
      <text:p text:style-name="P16"><text:span text:style-name="T23">Google ads:</text:span><text:span text:style-name="T28"> Purchase of sponsored ads targeting our specified list of interests.</text:span></text:p>
      <text:p text:style-name="P17"><text:span text:style-name="T29">When it came to collaborations with </text:span><text:span text:style-name="T30">schools and enterprices</text:span><text:span text:style-name="T29">, it can be cross-promotional discounts! </text:span><text:span text:style-name="T28">When looking for influencers we wanted to work with we would hyper-focus on ones with at least 20K followings, and topics that are of interest to u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1" fo:font-family="'Times New Roman'" style:font-style-name="Regular" style:font-family-generic="roman" style:font-pitch="variable" fo:font-size="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0.049cm" fo:border-left="none" fo:border-right="none" fo:border-top="none" fo:border-bottom="0.06pt solid #000000"/>
      <style:text-properties style:font-name="Times New Roman" fo:font-family="'Times New Roman'" style:font-style-name="Bold" style:font-family-generic="roman"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style-name="Bold" style:font-family-generic="roman" style:font-pitch="variable" fo:font-size="115%" fo:font-style="italic"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2T17:28:27.810000000</dc:date>
    <meta:editing-duration>PT2H55M55S</meta:editing-duration>
    <meta:editing-cycles>18</meta:editing-cycles>
    <meta:generator>LibreOffice/7.0.1.2$Windows_X86_64 LibreOffice_project/7cbcfc562f6eb6708b5ff7d7397325de9e764452</meta:generator>
    <meta:document-statistic meta:table-count="0" meta:image-count="0" meta:object-count="0" meta:page-count="4" meta:paragraph-count="61" meta:word-count="723" meta:character-count="4320" meta:non-whitespace-character-count="3669"/>
  </office:meta>
</office:document-meta>
</file>